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Text_20_body">
      <style:text-properties officeooo:rsid="000f78a7" officeooo:paragraph-rsid="000f78a7"/>
    </style:style>
    <style:style style:name="P2" style:family="paragraph" style:parent-style-name="Text_20_body">
      <style:text-properties officeooo:rsid="00120e0f" officeooo:paragraph-rsid="00120e0f"/>
    </style:style>
    <style:style style:name="P3" style:family="paragraph" style:parent-style-name="Text_20_body">
      <style:text-properties officeooo:rsid="0012bbb5" officeooo:paragraph-rsid="0012bbb5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fo:background-color="#ffff00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>
      <style:text-properties officeooo:rsid="000f78a7" officeooo:paragraph-rsid="000f78a7"/>
    </style:style>
    <style:style style:name="P10" style:family="paragraph" style:parent-style-name="Text_20_body" style:list-style-name="L6">
      <style:text-properties officeooo:rsid="00120e0f" officeooo:paragraph-rsid="00120e0f"/>
    </style:style>
    <style:style style:name="P11" style:family="paragraph" style:parent-style-name="Text_20_body" style:list-style-name="L7">
      <style:text-properties officeooo:rsid="0012bbb5" officeooo:paragraph-rsid="0012bbb5"/>
    </style:style>
    <style:style style:name="P12" style:family="paragraph" style:parent-style-name="Text_20_body">
      <style:text-properties fo:font-style="italic" style:text-underline-style="solid" style:text-underline-width="auto" style:text-underline-color="font-color" officeooo:rsid="00131903" officeooo:paragraph-rsid="00131903" style:font-style-asian="italic" style:font-style-complex="italic"/>
    </style:style>
    <style:style style:name="P13" style:family="paragraph" style:parent-style-name="Text_20_body">
      <style:text-properties fo:font-style="italic" style:text-underline-style="solid" style:text-underline-width="auto" style:text-underline-color="font-color" officeooo:rsid="0012bbb5" officeooo:paragraph-rsid="0012bbb5" style:font-style-asian="italic" style:font-style-complex="italic"/>
    </style:style>
    <style:style style:name="P14" style:family="paragraph" style:parent-style-name="Text_20_body" style:list-style-name="L8">
      <style:text-properties fo:font-style="normal" style:text-underline-style="none" officeooo:rsid="00131903" officeooo:paragraph-rsid="00131903" style:font-style-asian="normal" style:font-style-complex="normal"/>
    </style:style>
    <style:style style:name="T1" style:family="text">
      <style:text-properties fo:background-color="#ffff00" loext:char-shading-value="0"/>
    </style:style>
    <style:style style:name="T2" style:family="text">
      <style:text-properties style:text-underline-style="solid" style:text-underline-width="auto" style:text-underline-color="font-color" fo:background-color="#ffff00" loext:char-shading-value="0"/>
    </style:style>
    <style:style style:name="T3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Задача К</text:p>
      <text:p text:style-name="Text_20_body">Необходимо реализовать простую электронную таблицу в виде программы, выполняющейся из командной строки. Она должна уметь обрабатывать ячейки таблицы как и более продвинутые аналоги, только с упрощенным синтаксисом выражений. Каждая ячейка может содержать: </text:p>
      <text:list xml:id="list4762619765531777617" text:style-name="L1">
        <text:list-item>
          <text:p text:style-name="P4">Ничего </text:p>
        </text:list-item>
        <text:list-item>
          <text:p text:style-name="P5">Неотрицательное целое число </text:p>
        </text:list-item>
        <text:list-item>
          <text:p text:style-name="P4">Текстовые строки, которые начинаются с символа <text:span text:style-name="T1">' </text:span></text:p>
        </text:list-item>
        <text:list-item>
          <text:p text:style-name="P4">Строки-выражения, которые начинаются с символа '<text:span text:style-name="T1">=</text:span>' и могут содержать неотрицательные целые числа, ссылки на ячейки и простые арифметические выражения. </text:p>
        </text:list-item>
        <text:list-item>
          <text:p text:style-name="P4">Скобки запрещены, у всех операций одинаковый приоритет. </text:p>
        </text:list-item>
        <text:list-item>
          <text:p text:style-name="P4"><text:span text:style-name="T1">Ссылки на ячейки состоят из одной латинской буквы и следующей за ней цифры</text:span>.</text:p>
        </text:list-item>
      </text:list>
      <text:p text:style-name="Text_20_body"/>
      <text:p text:style-name="Text_20_body">Эти ограничения введены для упрощения разбора выражений, поскольку разбор выражений не является основной частью проблемы. Вы можете спокойно положиться на эти ограничения. Вот грамматика содержимого ячейки: </text:p>
      <text:list xml:id="list1874720827324570633" text:style-name="L2">
        <text:list-item>
          <text:p text:style-name="P6">expression ::= '=' term {operation term}* </text:p>
        </text:list-item>
        <text:list-item>
          <text:p text:style-name="P6">term ::= cell_reference | nonnegative_number </text:p>
        </text:list-item>
        <text:list-item>
          <text:p text:style-name="P6">cell_reference ::= [A-Za-z][0-9] --</text:p>
        </text:list-item>
        <text:list-item>
          <text:p text:style-name="P6">operation ::= '+' | '-' | '*' | '/' text ::= '\'' {printable_character} </text:p>
        </text:list-item>
      </text:list>
      <text:p text:style-name="Text_20_body"/>
      <text:p text:style-name="Subtitle">Процесс обработки: </text:p>
      <text:list xml:id="list642683245853502338" text:style-name="L3">
        <text:list-item>
          <text:p text:style-name="P7">Все выражения должны быть заменены на вычисленный результат. </text:p>
        </text:list-item>
        <text:list-item>
          <text:p text:style-name="P7">Все вычисления выполняются с помощью целочисленной арифметики со знаком. </text:p>
        </text:list-item>
        <text:list-item>
          <text:p text:style-name="P7">Ячейки с текстом должны быть вычислены как соответствующий текст без префикса '. </text:p>
        </text:list-item>
        <text:list-item>
          <text:p text:style-name="P7">Операции над строками текста запрещены. </text:p>
        </text:list-item>
        <text:list-item>
          <text:p text:style-name="P7">В случае любой ошибки вычисления формулы, вычисляемая ячейка должна содержать слово-сообщение об ошибке, начинающееся с символа '#'. Используйте короткие, ясные сообщения. Не надо предоставлять подробности об ошибках в выводе. </text:p>
        </text:list-item>
        <text:list-item>
          <text:p text:style-name="P7">Программа должна использовать только стандартные библиотеки и классы и не должна вызывать сторонние программы, библиотеки или системные компоненты. </text:p>
        </text:list-item>
      </text:list>
      <text:p text:style-name="Text_20_body"><text:soft-page-break/></text:p>
      <text:p text:style-name="Subtitle">Ввод/вывод:</text:p>
      <text:p text:style-name="Text_20_body"/>
      <text:p text:style-name="Text_20_body">Программа получает описание таблицы с формулами <text:span text:style-name="T1">из стандартного ввода</text:span>, вычисляет ее и печатает полученный результат <text:span text:style-name="T1">в стандартный вывод</text:span>. Входные данные представлены таблицей, элементы строк которой <text:span text:style-name="T1">разделены табуляциями</text:span>. Первая строка содержит пару чисел, разделенных табуляцией - <text:span text:style-name="T1">высоту и ширину</text:span> таблицы, соответственно. Затем идут строки с ячейками таблицы, в грамматике, приведенной выше.</text:p>
      <text:p text:style-name="Text_20_body">Выход должен содержать только ожидаемую информацию, включая сообщения об ошибках, и никакой другой информации в выводе не должно быть, включая и welcome text. Выход должен быть отформатирован в соответствии с приведенным ниже примером.</text:p>
      <text:p text:style-name="Text_20_body"/>
      <text:p text:style-name="Subtitle">Пример данных: </text:p>
      <text:p text:style-name="Text_20_body">3 <text:tab/><text:tab/><text:tab/>4 </text:p>
      <text:p text:style-name="Text_20_body"><text:s text:c="3"/><text:tab/><text:tab/><text:tab/>=C2 <text:tab/><text:tab/>3 <text:tab/><text:tab/>'Sample </text:p>
      <text:p text:style-name="Text_20_body">=A1+B1*C1/5 <text:tab/>=A2*B1 <text:tab/>=B3-C3 <text:s/><text:tab/>'Spread </text:p>
      <text:p text:style-name="Text_20_body">'Test <text:tab/><text:tab/><text:tab/>=4-3 <text:tab/><text:tab/>5 <text:tab/><text:tab/>'Sheet Ожидаемый вывод: </text:p>
      <text:p text:style-name="Text_20_body">12 <text:tab/>-4 <text:tab/>3 <text:tab/>Sample </text:p>
      <text:p text:style-name="Text_20_body">4<text:tab/>-16 <text:tab/>-4 <text:tab/>Spread </text:p>
      <text:p text:style-name="Text_20_body">Test <text:tab/>1 <text:tab/>5 <text:tab/>Sheet</text:p>
      <text:p text:style-name="Text_20_body"/>
      <text:p text:style-name="Text_20_body"/>
      <text:p text:style-name="Text_20_body"/>
      <text:p text:style-name="Subtitle">Указания по решению:</text:p>
      <text:p text:style-name="Text_20_body">Необходимо промышленное качество кода. Более короткое и читаемое решение предпочтительней. Решение должно содержать тестовые примеры и код, использованные в процессе создания решения. Не забудьте откомментировать код в ключевых местах. Код должен быть устойчив к ошибкам.</text:p>
      <text:p text:style-name="Text_20_body">Представьте, что это требования к первой фазе проекта. Необходимо реализовать только то, что нужно на этой фазе. Однако, известно, что планируется вторая фаза, в которой требования будут расширены следующими: </text:p>
      <text:list xml:id="list8533413520112274671" text:style-name="L4">
        <text:list-item>
          <text:p text:style-name="P8">Расширить формулы операциями над строками, </text:p>
        </text:list-item>
        <text:list-item>
          <text:p text:style-name="P8">Оптимизировать производительность для громадных таблиц.</text:p>
        </text:list-item>
      </text:list>
      <text:p text:style-name="Text_20_body">Вам необходимо будет указать, какие изменения необходимо сделать для реализации второй <text:soft-page-break/>фазы проекта.</text:p>
      <text:p text:style-name="Text_20_body"/>
      <text:p text:style-name="Text_20_body"/>
      <text:p text:style-name="Text_20_body">Для полноценного проектирования решения этой задачи в иерархию классов C++ необходимо вывести кое-какие условия, о которых умолчано в задании, затем тщательно проанализировать все условия вместе и принять пять ключевых решений по выбору того или иного пути реализации.</text:p>
      <text:p text:style-name="Text_20_body"/>
      <text:p text:style-name="Text_20_body"/>
      <text:p text:style-name="Text_20_body"/>
      <text:p text:style-name="Subtitle">Неявные требования:</text:p>
      <text:p text:style-name="P1">Обработка ошибок:</text:p>
      <text:list xml:id="list8862711381113639630" text:style-name="L5">
        <text:list-item>
          <text:p text:style-name="P9">Если во входных данных строк(столбцов) меньше, чем кол-во заданное в первой строке: недостающие ячейки считать пустыми.</text:p>
        </text:list-item>
        <text:list-item>
          <text:p text:style-name="P9">Если строк(столбщов) больше, чем <text:s/>кол-во заданное в первой строке: игнорировать лишние.</text:p>
        </text:list-item>
        <text:list-item>
          <text:p text:style-name="P9"/>
        </text:list-item>
      </text:list>
      <text:p text:style-name="P2">Уточнения:</text:p>
      <text:list xml:id="list4822489126749596406" text:style-name="L6">
        <text:list-item>
          <text:p text:style-name="P10">Ячейки (во входном потоке) разделяются только одним символом табуляции.</text:p>
        </text:list-item>
        <text:list-item>
          <text:p text:style-name="P10">Если между символами табуляции нет других символов, то считается, что ячейка <text:span text:style-name="T2">пустая</text:span><text:span text:style-name="T3">.</text:span></text:p>
        </text:list-item>
        <text:list-item>
          <text:p text:style-name="P10">На выходе, ячейки разделены одним символом табуляции.</text:p>
        </text:list-item>
      </text:list>
      <text:p text:style-name="P2"/>
      <text:p text:style-name="P2"/>
      <text:p text:style-name="P13">Формат входных данных:</text:p>
      <text:list xml:id="list7632698328454019973" text:style-name="L7">
        <text:list-item>
          <text:p text:style-name="P11">Первая строка состоит из пары чисел, разделённых табуляцией (<text:span text:style-name="T2">допустимы начальные и конечные пробелы и табуляции</text:span>)</text:p>
        </text:list-item>
        <text:list-item>
          <text:p text:style-name="P11">Следующие строки содержат элементы строк таблицы</text:p>
        </text:list-item>
        <text:list-item>
          <text:p text:style-name="P11">Элементы разделенны одним символом табуляции</text:p>
        </text:list-item>
        <text:list-item>
          <text:p text:style-name="P11">Элементы в строке, выходяцие за границу значений первой строки игнорируются</text:p>
        </text:list-item>
        <text:list-item>
          <text:p text:style-name="P11">Если элемент строки начинается с символа ' - то следующая за ним последовательность символов является строкой</text:p>
        </text:list-item>
        <text:list-item>
          <text:p text:style-name="P11">Если элемент начинается с символа = - то <text:s/>следующая за ним последовательность <text:soft-page-break/>символов является <text:s/>выражением</text:p>
        </text:list-item>
        <text:list-item>
          <text:p text:style-name="P11">Если элемент состоит только из цифр (допускаются лишние пробельные символы), то этот элемент является числом</text:p>
        </text:list-item>
        <text:list-item>
          <text:p text:style-name="P11">Если элемент не содержит символов, то элемент считается пустой ячейкой</text:p>
        </text:list-item>
        <text:list-item>
          <text:p text:style-name="P11">В остальных случаях — элемент считается заданным с ошибкой (и имеет тип - ошибка) </text:p>
        </text:list-item>
      </text:list>
      <text:p text:style-name="P12">Вычисления:</text:p>
      <text:list xml:id="list3448071845528192603" text:style-name="L8">
        <text:list-item>
          <text:p text:style-name="P14">Пустая строка может быть 0 или строкой из 0 символов</text:p>
          <text:p text:style-name="P14"/>
        </text:list-item>
      </text:list>
      <text:p text:style-name="Text_20_body"/>
      <text:p text:style-name="P3">Структура классов:</text:p>
      <text:p text:style-name="P3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cm" fo:margin-bottom="0.499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cm" fo:margin-bottom="0.4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cm" fo:margin-bottom="0.3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cm" fo:margin-bottom="0.199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cm" fo:margin-bottom="0.499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cm" fo:margin-bottom="0.4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cm" fo:margin-bottom="0.3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cm" fo:margin-bottom="0.199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6T20:10:06.681586897</meta:creation-date>
    <dc:date>2015-11-27T16:33:17.497144684</dc:date>
    <meta:editing-duration>PT30M16S</meta:editing-duration>
    <meta:editing-cycles>5</meta:editing-cycles>
    <meta:generator>LibreOffice/4.3.3.2$Linux_x86 LibreOffice_project/430m0$Build-2</meta:generator>
    <meta:document-statistic meta:table-count="0" meta:image-count="0" meta:object-count="0" meta:page-count="4" meta:paragraph-count="61" meta:word-count="677" meta:character-count="4823" meta:non-whitespace-character-count="4177"/>
  </office:meta>
</office:document-meta>
</file>